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61mm"/>
    </style:style>
    <style:style style:name="co2" style:family="table-column">
      <style:table-column-properties fo:break-before="auto" style:column-width="73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In corpus file?</text:p>
          </table:table-cell>
        </table:table-row>
        <table:table-row table:style-name="ro1">
          <table:table-cell office:value-type="string" calcext:value-type="string">
            <text:p>At the mountains of mad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harles Dexter Ward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lor out of spac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rawling Chao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lchemis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ll of cthulhu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ream quest of unknown kada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reams in the witch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unwich horro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ut of tim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ver insmou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whisperer in dark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erbert west-reanimato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hing on the doorstep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unned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aunter of the dar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orror at red hoo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lurking fea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 descent into the malestro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erenic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p-frog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igei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rell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rave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ome words with a mummy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ngel of the odd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black ca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sk of amontillado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acts in the case of m waldema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all of the house of ush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gold bug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imp of the pervers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asque of the red death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urders in the rue morgu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narrative of author gordon py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it and the pendulu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remature burial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ystem of dr tarr and porf feth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ell tale hear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illiam wilso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istery of marie roge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esmeric revelatio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ever bet the devil your head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oval portrai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rankenstein, or the modern prometeus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e last man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5:02:19.542864393</meta:creation-date>
    <dc:date>2017-11-01T20:56:12.468521170</dc:date>
    <meta:editing-duration>PT7H42M59S</meta:editing-duration>
    <meta:editing-cycles>19</meta:editing-cycles>
    <meta:generator>LibreOffice/5.2.7.2$Linux_X86_64 LibreOffice_project/20m0$Build-2</meta:generator>
    <meta:document-statistic meta:table-count="1" meta:cell-count="141" meta:object-count="0"/>
  </office:meta>
</office:document-meta>
</file>